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FreeSans1" svg:font-family="FreeSans" style:font-adornments="Italique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#cccccc" fo:padding="0.97mm" fo:border="0.05pt solid #000000">
        <style:background-image/>
      </style:table-cell-properties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17.21mm"/>
    </style:style>
    <style:style style:name="Tableau3.B" style:family="table-column">
      <style:table-column-properties style:column-width="52.92mm"/>
    </style:style>
    <style:style style:name="Tableau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97mm" fo:border="0.05pt solid #000000"/>
    </style:style>
    <style:style style:name="P1" style:family="paragraph" style:parent-style-name="Standard">
      <style:paragraph-properties fo:text-align="start" style:justify-single-word="false" fo:padding="0m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m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d9f7a"/>
    </style:style>
    <style:style style:name="P10" style:family="paragraph" style:parent-style-name="Text">
      <style:text-properties officeooo:paragraph-rsid="001e1473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Heading_20_1">
      <style:paragraph-properties fo:margin-top="3mm" fo:margin-bottom="1.01mm" style:contextual-spacing="false" style:writing-mode="page"/>
    </style:style>
    <style:style style:name="P13" style:family="paragraph" style:parent-style-name="Text">
      <style:text-properties officeooo:paragraph-rsid="0023c2b9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3" style:font-size-complex="12pt" style:font-style-complex="italic"/>
    </style:style>
    <style:style style:name="T8" style:family="text">
      <style:text-properties style:font-name="FreeSans" officeooo:rsid="00233b07" style:font-name-complex="FreeSans3"/>
    </style:style>
    <style:style style:name="T9" style:family="text">
      <style:text-properties officeooo:rsid="001d597c"/>
    </style:style>
    <style:style style:name="T10" style:family="text">
      <style:text-properties officeooo:rsid="001d9f7a"/>
    </style:style>
    <style:style style:name="T11" style:family="text">
      <style:text-properties officeooo:rsid="001e1473"/>
    </style:style>
    <style:style style:name="T12" style:family="text">
      <style:text-properties officeooo:rsid="001ef19b"/>
    </style:style>
    <style:style style:name="T13" style:family="text">
      <style:text-properties officeooo:rsid="00233b07"/>
    </style:style>
    <style:style style:name="T14" style:family="text">
      <style:text-properties style:font-name="FreeSans1" officeooo:rsid="00233b07" style:font-name-complex="FreeSans3"/>
    </style:style>
    <style:style style:name="T15" style:family="text">
      <style:text-properties officeooo:rsid="0023c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ext:h text:style-name="P12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479602782800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text-input text:description="&lt;if test=&quot;o.toric == True&quot;&gt;">&lt;if test="o.toric == True"&gt;</text:text-input><text:span text:style-name="T10">Repérage de l’axe horizontal au rapporteur à bulle, en position assise.</text:span><text:span text:style-name="T10"><text:text-input text:description="&lt;/if&gt;">endif</text:text-input></text:span></text:p>
      <text:p text:style-name="Text">Désinfection cutanée et des culs de sac à la Bétadine 5%, <text:span text:style-name="T15">par deux fois</text:span>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<text:span text:style-name="T13">dispersif (Viscoat </text:span><text:span text:style-name="T14">©</text:span><text:span text:style-name="T8">) </text:span>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P10"><text:text-input text:description="&lt;if test=&quot;o.ctr == True&quot;&gt;">&lt;if test="o.ctr == True"&gt;</text:text-input><text:span text:style-name="T11">Mise en place d’un anneau de tension capsulaire Morcher type 14C </text:span><text:span text:style-name="T12">dans le sac capsulaire.</text:span><text:span text:style-name="T10"><text:text-input text:description="&lt;/if&gt;">endif</text:text-input></text:span></text:p>
      <text:p text:style-name="Text">Aspiration des masses à la canule d'I/A.</text:p>
      <text:p text:style-name="P13">Injection de visqueux <text:span text:style-name="T13">cohésif (Provisc </text:span><text:span text:style-name="T14">©</text:span><text:span text:style-name="T8">)</text:span> en chambre antérieure.</text:p>
      <text:p text:style-name="Text">Mise en place à l'injecteur Monarch II<text:span text:style-name="T9">I</text:span> d'un implant <text:text-input text:description="&lt;o.iol_type&gt;">iol_type</text:text-input><text:s/><text:text-input text:description="&lt;o.iol_power&gt;">iol_power</text:text-input><text:s/>D dans le sac capsulaire.</text:p>
      <text:p text:style-name="P9"><text:text-input text:description="&lt;if test=&quot;o.toric == True&quot;&gt;">&lt;if test="o.toric == True"&gt;</text:text-input><text:span text:style-name="T10">Rotation de l’implant suivant l’axe précédemment calculé.</text:span><text:span text:style-name="T10"><text:text-input text:description="&lt;/if&gt;">endif</text:text-input></text:span>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<text:span text:style-name="T15">et en arrière de l’implant,</text:span>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479602827152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FreeSans1" svg:font-family="FreeSans" style:font-adornments="Italique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65.01m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mm" fo:margin-bottom="0mm" style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4-28T22:19:44.798093159</dc:date>
    <meta:editing-duration>PT11H55M7S</meta:editing-duration>
    <meta:editing-cycles>185</meta:editing-cycles>
    <meta:document-statistic meta:table-count="2" meta:image-count="0" meta:object-count="0" meta:page-count="1" meta:paragraph-count="58" meta:word-count="425" meta:character-count="2567" meta:non-whitespace-character-count="2289"/>
  </office:meta>
</office:document-meta>
</file>